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12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0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28af"/>
    </style:style>
    <style:style style:name="P3" style:family="paragraph" style:parent-style-name="Standard">
      <style:paragraph-properties fo:text-align="justify" style:justify-single-word="false"/>
      <style:text-properties officeooo:rsid="000b6659" officeooo:paragraph-rsid="000b6659"/>
    </style:style>
    <style:style style:name="P4" style:family="paragraph" style:parent-style-name="Standard">
      <style:paragraph-properties fo:text-align="justify" style:justify-single-word="false"/>
      <style:text-properties officeooo:rsid="000b6659" officeooo:paragraph-rsid="000c28af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0b6659" officeooo:paragraph-rsid="000b665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0c28af" officeooo:paragraph-rsid="000c28af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b9485" officeooo:paragraph-rsid="000b9485"/>
    </style:style>
    <style:style style:name="P8" style:family="paragraph" style:parent-style-name="Standard">
      <style:paragraph-properties fo:text-align="justify" style:justify-single-word="false"/>
      <style:text-properties officeooo:rsid="000b9485" officeooo:paragraph-rsid="000c28af"/>
    </style:style>
    <style:style style:name="P9" style:family="paragraph" style:parent-style-name="Standard">
      <style:paragraph-properties fo:text-align="justify" style:justify-single-word="false"/>
      <style:text-properties officeooo:rsid="000c28af" officeooo:paragraph-rsid="000c28af"/>
    </style:style>
    <style:style style:name="P10" style:family="paragraph" style:parent-style-name="Standard">
      <style:paragraph-properties fo:text-align="justify" style:justify-single-word="false"/>
      <style:text-properties fo:font-size="13pt" officeooo:rsid="000c28af" officeooo:paragraph-rsid="000c28af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fo:text-shadow="1pt 1pt" fo:font-weight="normal" officeooo:rsid="000c28af" officeooo:paragraph-rsid="000c28af" style:font-size-asian="13pt" style:font-weight-asian="normal" style:font-size-complex="13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font-size="14pt" fo:text-shadow="1pt 1pt" style:text-underline-style="none" fo:font-weight="bold" officeooo:rsid="000b9485" officeooo:paragraph-rsid="000b948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3pt" officeooo:rsid="000b9485" officeooo:paragraph-rsid="000b9485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0c28a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5pt" fo:font-weight="bold" officeooo:rsid="000b6659" officeooo:paragraph-rsid="000c28af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5pt" fo:font-weight="bold" officeooo:rsid="000b6659" officeooo:paragraph-rsid="000b6659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5pt" fo:font-weight="bold" officeooo:rsid="000b9485" officeooo:paragraph-rsid="000c28af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5pt" fo:font-weight="bold" officeooo:rsid="000c28af" officeooo:paragraph-rsid="000c28af" style:font-size-asian="15pt" style:font-weight-asian="bold" style:font-size-complex="15pt" style:font-weight-complex="bold"/>
    </style:style>
    <style:style style:name="T1" style:family="text">
      <style:text-properties officeooo:rsid="000b6659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officeooo:rsid="000b6659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6659" style:font-weight-asian="bold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b6659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text-shadow="1pt 1p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<text:span text:style-name="T2"><text:s text:c="9"/></text:span><text:span text:style-name="T3">RESUME</text:span><text:span text:style-name="T5"> </text:span></text:p>
      <text:p text:style-name="P15"><text:s text:c="21"/></text:p>
      <text:p text:style-name="P2"><text:span text:style-name="T9"><text:s text:c="3"/></text:span><text:span text:style-name="T7"><text:s text:c="2"/></text:span><text:span text:style-name="T8">Athulya k p</text:span></text:p>
      <text:p text:style-name="P11"><text:s text:c="5"/><text:span text:style-name="T1">phone no: 8606179916<text:tab/></text:span></text:p>
      <text:p text:style-name="P1"><text:span text:style-name="T7"><text:s text:c="5"/></text:span><text:span text:style-name="T8">Email: </text:span><text:a xlink:type="simple" xlink:href="mailto:athulyakp2255@gmail.com" text:style-name="Internet_20_link" text:visited-style-name="Visited_20_Internet_20_Link"><text:span text:style-name="T8">athulyakp2255@gmail.com</text:span></text:a></text:p>
      <text:p text:style-name="P11"/>
      <text:p text:style-name="P16">Career objective</text:p>
      <text:p text:style-name="P4"><text:span text:style-name="T6"><text:s text:c="5"/></text:span><text:span text:style-name="T7">To seek a position in your company.</text:span></text:p>
      <text:p text:style-name="P3"/>
      <text:p text:style-name="P5">Education details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Degree/Course</text:p>
          </table:table-cell>
          <table:table-cell table:style-name="Table1.A1" office:value-type="string">
            <text:p text:style-name="P13">University/Board</text:p>
          </table:table-cell>
          <table:table-cell table:style-name="Table1.A1" office:value-type="string">
            <text:p text:style-name="P13">Institution</text:p>
          </table:table-cell>
          <table:table-cell table:style-name="Table1.A1" office:value-type="string">
            <text:p text:style-name="P13">Year of passing</text:p>
          </table:table-cell>
          <table:table-cell table:style-name="Table1.E1" office:value-type="string">
            <text:p text:style-name="P13">Percentage Mark</text:p>
          </table:table-cell>
        </table:table-row>
        <table:table-row>
          <table:table-cell table:style-name="Table1.A2" office:value-type="string">
            <text:p text:style-name="P14">BCA</text:p>
          </table:table-cell>
          <table:table-cell table:style-name="Table1.A2" office:value-type="string">
            <text:p text:style-name="P14">MGU.Kottayam</text:p>
          </table:table-cell>
          <table:table-cell table:style-name="Table1.A2" office:value-type="string">
            <text:p text:style-name="P14">SNGIST Arts&amp; Science </text:p>
            <text:p text:style-name="P14">College</text:p>
          </table:table-cell>
          <table:table-cell table:style-name="Table1.A2" office:value-type="string">
            <text:p text:style-name="P14">2019</text:p>
          </table:table-cell>
          <table:table-cell table:style-name="Table1.E2" office:value-type="string">
            <text:p text:style-name="P14">76%</text:p>
          </table:table-cell>
        </table:table-row>
        <table:table-row>
          <table:table-cell table:style-name="Table1.A2" office:value-type="string">
            <text:p text:style-name="P14">Plus Two</text:p>
          </table:table-cell>
          <table:table-cell table:style-name="Table1.A2" office:value-type="string">
            <text:p text:style-name="P14">Kerala State</text:p>
          </table:table-cell>
          <table:table-cell table:style-name="Table1.A2" office:value-type="string">
            <text:p text:style-name="P14">GOVT.Ezhikkara</text:p>
          </table:table-cell>
          <table:table-cell table:style-name="Table1.A2" office:value-type="string">
            <text:p text:style-name="P14">2016</text:p>
          </table:table-cell>
          <table:table-cell table:style-name="Table1.E2" office:value-type="string">
            <text:p text:style-name="P14">70%</text:p>
          </table:table-cell>
        </table:table-row>
        <table:table-row>
          <table:table-cell table:style-name="Table1.A2" office:value-type="string">
            <text:p text:style-name="P14">SSLC</text:p>
          </table:table-cell>
          <table:table-cell table:style-name="Table1.A2" office:value-type="string">
            <text:p text:style-name="P14">Kerala State </text:p>
          </table:table-cell>
          <table:table-cell table:style-name="Table1.A2" office:value-type="string">
            <text:p text:style-name="P14">SNV.SKT.HSS</text:p>
          </table:table-cell>
          <table:table-cell table:style-name="Table1.A2" office:value-type="string">
            <text:p text:style-name="P14">2014</text:p>
          </table:table-cell>
          <table:table-cell table:style-name="Table1.E2" office:value-type="string">
            <text:p text:style-name="P14">72%</text:p>
          </table:table-cell>
        </table:table-row>
      </table:table>
      <text:p text:style-name="P18">Project</text:p>
      <text:p text:style-name="P8"><text:span text:style-name="T6"><text:s text:c="2"/></text:span><text:s/><text:span text:style-name="T7">Digital School Management System,Frontend .net,Backend SQL Server 2008.</text:span></text:p>
      <text:p text:style-name="P7"/>
      <text:p text:style-name="P6">Skills</text:p>
      <text:p text:style-name="P9"><text:span text:style-name="T6"><text:s text:c="2"/></text:span><text:span text:style-name="T7"><text:s/>* JAVA</text:span></text:p>
      <text:p text:style-name="P10"><text:s text:c="3"/>* C PROGRAMMING</text:p>
      <text:p text:style-name="P10"><text:s text:c="3"/>* CPP</text:p>
      <text:p text:style-name="P10"><text:s text:c="3"/>* VB 6.0</text:p>
      <text:p text:style-name="P10"><text:s text:c="3"/>* .NET</text:p>
      <text:p text:style-name="P9"><text:s/></text:p>
      <text:p text:style-name="P6">Hobbies</text:p>
      <text:p text:style-name="P9"><text:s text:c="3"/><text:span text:style-name="T7">* Cooking</text:span></text:p>
      <text:p text:style-name="P10"><text:s text:c="3"/>* Dancing</text:p>
      <text:p text:style-name="P9"/>
      <text:p text:style-name="P6">Personal Details</text:p>
      <text:p text:style-name="P9"><text:s/><text:span text:style-name="T7"><text:s text:c="3"/>Kakkanattuparamb(H)</text:span></text:p>
      <text:p text:style-name="P10"><text:s text:c="4"/>Nanthiattukunnam</text:p>
      <text:p text:style-name="P10"><text:s text:c="4"/>N.paravoor</text:p>
      <text:p text:style-name="P10"><text:s text:c="4"/>pin: 683513</text:p>
      <text:p text:style-name="P10"><text:s text:c="4"/>Date Of Birth: 12/05/1999</text:p>
      <text:p text:style-name="P10"/>
      <text:p text:style-name="P6">Declaration</text:p>
      <text:p text:style-name="P10"><text:s/><text:span text:style-name="T4"><text:s/></text:span><text:span text:style-name="T10"><text:s/>I hear by declar that all above statments are true accourding to my knowledge.</text:span></text:p>
      <text:p text:style-name="P12"><text:s text:c="4"/>N.Paravoor <text:s text:c="80"/>Athulya k.p.</text:p>
      <text:p text:style-name="P12"><text:s text:c="3"/>10/02/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02:48.040392367</meta:creation-date>
    <dc:date>2020-02-10T20:36:37.539390631</dc:date>
    <meta:editing-duration>PT1M1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51" meta:word-count="106" meta:character-count="941" meta:non-whitespace-character-count="640"/>
  </office:meta>
</office:document-meta>
</file>